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paragraph-properties fo:margin-top="0cm" fo:margin-bottom="0.265cm" loext:contextual-spacing="false" fo:orphans="2" fo:widows="2"/>
      <style:text-properties fo:font-variant="normal" fo:text-transform="none" fo:color="#333333" style:font-name="Roboto" fo:font-size="10pt" fo:letter-spacing="normal" fo:font-style="normal" fo:font-weight="normal" style:font-size-asian="10pt" style:font-size-complex="10pt"/>
    </style:style>
    <style:style style:name="P3"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officeooo:rsid="0012a281" officeooo:paragraph-rsid="0012a281" style:font-size-asian="10pt" style:font-size-complex="10pt"/>
    </style:style>
    <style:style style:name="P4"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5"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0pt" fo:letter-spacing="normal" fo:font-style="normal" fo:font-weight="normal" officeooo:rsid="0012a281" officeooo:paragraph-rsid="0012a281" fo:background-color="#ffff00" style:font-size-asian="10pt" style:font-size-complex="10pt"/>
    </style:style>
    <style:style style:name="P6" style:family="paragraph" style:parent-style-name="Text_20_body">
      <style:paragraph-properties fo:margin-top="0cm" fo:margin-bottom="0.265cm" loext:contextual-spacing="false" fo:text-align="center" style:justify-single-word="false" fo:orphans="2" fo:widows="2"/>
      <style:text-properties fo:font-variant="normal" fo:text-transform="none" fo:color="#333333" style:font-name="Roboto" fo:font-size="10pt" fo:letter-spacing="normal" fo:font-style="normal" style:text-underline-style="solid" style:text-underline-width="auto" style:text-underline-color="font-color" fo:font-weight="bold" officeooo:rsid="0012a281" officeooo:paragraph-rsid="0012a281" style:font-size-asian="10pt" style:font-weight-asian="bold" style:font-size-complex="10pt" style:font-weight-complex="bold"/>
    </style:style>
    <style:style style:name="P7"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Roboto" fo:font-size="10pt" fo:letter-spacing="normal" fo:font-style="normal" fo:font-weight="normal" officeooo:rsid="00247083" officeooo:paragraph-rsid="0012a281" style:font-size-asian="10pt" style:font-weight-asian="normal" style:font-size-complex="10pt" style:font-weight-complex="normal"/>
    </style:style>
    <style:style style:name="P8"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Roboto" fo:font-size="10pt" fo:letter-spacing="normal" fo:font-style="normal" fo:font-weight="normal" officeooo:rsid="00212e6e" officeooo:paragraph-rsid="0012a281" style:font-size-asian="10pt" style:font-weight-asian="normal" style:font-size-complex="10pt" style:font-weight-complex="normal"/>
    </style:style>
    <style:style style:name="P9"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officeooo:rsid="0020081b" officeooo:paragraph-rsid="0012a281" style:font-size-asian="10pt" style:font-weight-asian="bold" style:font-size-complex="10pt" style:font-weight-complex="bold"/>
    </style:style>
    <style:style style:name="P10"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officeooo:paragraph-rsid="0012a281" style:font-size-asian="10pt" style:font-weight-asian="bold" style:font-size-complex="10pt" style:font-weight-complex="bold"/>
    </style:style>
    <style:style style:name="P11"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12e6e" officeooo:paragraph-rsid="0012a281" style:font-size-asian="10pt" style:font-size-complex="10pt"/>
    </style:style>
    <style:style style:name="P12" style:family="paragraph" style:parent-style-name="Text_20_body" style:list-style-name="L1">
      <style:paragraph-properties fo:margin-top="0cm" fo:margin-bottom="0.397cm" loext:contextual-spacing="false" fo:line-height="130%" fo:text-align="justify" style:justify-single-word="false" fo:orphans="2" fo:widows="2"/>
      <style:text-properties officeooo:paragraph-rsid="0012a281"/>
    </style:style>
    <style:style style:name="T1" style:family="text">
      <style:text-properties officeooo:rsid="00257b9c"/>
    </style:style>
    <style:style style:name="T2" style:family="text">
      <style:text-properties fo:font-variant="normal" fo:text-transform="none" fo:color="#333333" style:font-name="Roboto" fo:font-size="10pt" fo:letter-spacing="normal" fo:font-style="normal" fo:font-weight="normal" officeooo:rsid="001ff2ca" style:font-size-asian="10pt" style:font-size-complex="10pt"/>
    </style:style>
    <style:style style:name="T3" style:family="text">
      <style:text-properties fo:background-color="#ffff00" loext:char-shading-value="0"/>
    </style:style>
    <style:style style:name="T4" style:family="text">
      <style:text-properties fo:background-color="#ffff00" loext:char-shading-value="0"/>
    </style:style>
    <text:list-style style:name="L1">
      <text:list-level-style-number text:level="1" text:style-name="Numbering_20_Symbols" style:num-suffix="." style:num-format="1">
        <style:list-level-properties text:space-before="1.247cm"/>
      </text:list-level-style-number>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formal Report</text:p>
      <text:p text:style-name="P2"/>
      <text:list xml:id="list1694244803" text:style-name="L1">
        <text:list-item>
          <text:p text:style-name="P4">A written statement of the goal(s)</text:p>
          <text:list>
            <text:list-item>
              <text:p text:style-name="P9">Why do the stakeholders want to do the project?</text:p>
              <text:list>
                <text:list-item>
                  <text:p text:style-name="P11">Over the past year Credit One has seen a number of customers who have defaulted on loans they have secured. And Credit One, as their scoring service, could risk loosing business if they do not take clear actions to solve the problem. </text:p>
                </text:list-item>
              </text:list>
            </text:list-item>
            <text:list-item>
              <text:p text:style-name="P10">What do they need from it?. </text:p>
              <text:list>
                <text:list-item>
                  <text:p text:style-name="P12"><text:span text:style-name="T2">They need a way to understand how much credit to allow someone to use or, at a very least, if someone should be approved or not. </text:span></text:p>
                </text:list-item>
              </text:list>
            </text:list-item>
            <text:list-item>
              <text:p text:style-name="P10">Why is their current solution inadequate?</text:p>
              <text:list>
                <text:list-item>
                  <text:p text:style-name="P8">Do they have, currently, any kind of way to understand how much credit to allow or to approve or deny a credit?. </text:p>
                </text:list-item>
              </text:list>
            </text:list-item>
            <text:list-item>
              <text:p text:style-name="P10">What resources do you need?</text:p>
              <text:list>
                <text:list-item>
                  <text:p text:style-name="P8">A dataset to perform predictions?. </text:p>
                </text:list-item>
              </text:list>
            </text:list-item>
            <text:list-item>
              <text:p text:style-name="P10">How will the result of your project be deployed?</text:p>
              <text:list>
                <text:list-item>
                  <text:p text:style-name="P7">Using Python <text:span text:style-name="T1">and a bunch of nice libraries. </text:span></text:p>
                </text:list-item>
              </text:list>
            </text:list-item>
          </text:list>
        </text:list-item>
        <text:list-item>
          <text:p text:style-name="P4">A well-defined data science process framework and the reasons you are proposing it.</text:p>
          <text:list>
            <text:list-item>
              <text:p text:style-name="P4">?</text:p>
            </text:list-item>
          </text:list>
        </text:list-item>
        <text:list-item>
          <text:p text:style-name="P4">Descriptions and location of related data sources.</text:p>
          <text:list>
            <text:list-item>
              <text:p text:style-name="P3">All the downloaded data, the analysis and all the files will be uploaded to <text:line-break/><text:a xlink:type="simple" xlink:href="https://github.com/alefbenages/CreditOne" text:style-name="Internet_20_link" text:visited-style-name="Visited_20_Internet_20_Link">https://github.com/alefbenages/CreditOne</text:a></text:p>
            </text:list-item>
          </text:list>
        </text:list-item>
        <text:list-item>
          <text:p text:style-name="P4">An explanation of how you will manage the data for the project</text:p>
          <text:list>
            <text:list-item>
              <text:p text:style-name="P3">EDA to understand the data. Descriptive Analysis.</text:p>
            </text:list-item>
            <text:list-item>
              <text:p text:style-name="P3">then…. H<text:span text:style-name="T4">ow do I design a prescriptive Analysis?</text:span></text:p>
            </text:list-item>
          </text:list>
        </text:list-item>
        <text:list-item>
          <text:p text:style-name="P4">Any known issues with the data and how you plan to address them?. </text:p>
          <text:list>
            <text:list-item>
              <text:p text:style-name="P3">Strange labeling… resolved with some relabeling. </text:p>
            </text:list-item>
            <text:list-item>
              <text:p text:style-name="P3"/>
            </text:list-item>
          </text:list>
        </text:list-item>
        <text:list-item>
          <text:p text:style-name="P4">A flowchart visualizing the detailed process you will follow, annotated with any potential pitfalls you’ve identified and your proposed solutions to such pitfalls.</text:p>
          <text:list>
            <text:list-item>
              <text:p text:style-name="P5">How do I design a prescriptive analysis?</text:p>
            </text:list-item>
          </text:list>
        </text:list-item>
        <text:list-item>
          <text:p text:style-name="P4">Any initial insights you can glean from your quick look at the data. (<text:span text:style-name="T4">Recall that you were previously ask to recommend three management-level decisions on the basis of your initial analysis.)</text:span></text:p>
        </text:list-item>
      </text:list>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8:53:03.082853310</meta:creation-date>
    <dc:date>2021-02-08T19:04:56.774606450</dc:date>
    <meta:editing-duration>PT33S</meta:editing-duration>
    <meta:editing-cycles>1</meta:editing-cycles>
    <meta:document-statistic meta:table-count="0" meta:image-count="0" meta:object-count="0" meta:page-count="2" meta:paragraph-count="25" meta:word-count="313" meta:character-count="1744" meta:non-whitespace-character-count="1470"/>
    <meta:generator>LibreOffice/6.4.6.2$Linux_X86_64 LibreOffice_project/40$Build-2</meta:generator>
  </office:meta>
</office:document-meta>
</file>